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Методика нейросетевого оптимального управления нестационарным объектом</text:h>
      <text:h text:style-name="P4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гулятора. <text:s/>Рассмотрены особенности применения алгоритма кумулятивных сумм для обнаружения разладки по дисперсии в контуре управления. <text:s/>Методика иллюстрируется данными вычислительного эксперимента.</text:p>
      <text:h text:style-name="P2" text:outline-level="2">Abstract</text:h>
      <text:p text:style-name="P5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вий. <text:s/>Это оказывается полезным приемом, упрощающим расчет и конструкцию элементов системы. <text:s/>Однако в любая система управления функционирует в не в мире абстракций, а в реальном мире, который неисчерпаем в разнообразии и непредсказуемости своих явлений. <text:s/>По этой причине важным этапом в разработке системы автоматического управления (САУ) является её проверка в условиях, намеренно отличных от эталонных, использовавшихся на этапе расчета. <text:s/>Выявленные особенности функционирования позволяют оценить работоспособность и эффективность <text:s/>системы управления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лонных, нейросетевой регулятор опробовался с разнообразными стохастическими и детерминированными уставками.</text:p>
      <text:p text:style-name="Text_20_body">Следующим уровнем сложности в приближении системы управления к реальному миру является адаптация к изменившимся условиям. <text:s/>Одним из важных частных случаев является изменение параметров объекта управления. <text:s/>Причиной изменения может быть как влияние внешней среды, так и износ самой конструкции объекта управления. <text:s/>Очевид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ружение факта изменения параметров объекта и адаптация регулятора выполнялись автоматически, <text:soft-page-break/>поскольку вмешательство человека-оператора САУ приводит к дополнительной задержке, а также к ошибкам, что в целом чревато потерями. <text:s/>Совокупность изложенных причин делает актуальным разработку методики применения нейросетевого оптимального регулятора для управления нестационарным объектом.</text:p>
      <text:p text:style-name="Text_20_body"/>
      <text:p text:style-name="P6"><draw:frame draw:style-name="fr1" draw:name="Объект1" text:anchor-type="paragraph" svg:x="0.873cm" svg:y="-0.004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зованием его нейросетевой модели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рому определяется разладка, следует использовать дисперсию.</text:p>
      <text:p text:style-name="Text_20_body">Главным управляемым параметром АКС является порог Hпор, а основными характеристиками — среднее время запаздывания <text:span text:style-name="T2">T</text:span>зап и среднее время между ложными тревогами <text:span text:style-name="T1">T</text:span>лт. <text:s/>Они определяют потери, возникающие в результате изменения параметров объекта управления. <text:s/>В то же время, для подстройки нейросетевой модели объекта управления (НС-О) в рамках предлагаемой методики необходима выборка некоторой длины, и чем длиннее эта выборка (то есть, чем дольше САУ находится не в оптимальном режиме), тем, в общем, качественнее будет настроена НС-О и, соответственно, НС-Р. <text:s/>Наличие противоречивых требований к <text:s/>минимизации потерь САУ и обеспечению условий для качественного обучения нейронной сети моде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тельной настройки НС-Р вне контура управления теряет свой смысл. <text:s/>Таким образом, адаптация НОР производится следующими этапами:</text:p>
      <text:list xml:id="list807021153" text:style-name="L2">
        <text:list-item>
          <text:p text:style-name="P8">Сбор данных с САУ для настройки НС-О с необходимой длиной выборки после обнаружения разладки.</text:p>
        </text:list-item>
        <text:list-item>
          <text:p text:style-name="P8">Обучение НС-О на полученной выборке вне контура управления.</text:p>
        </text:list-item>
        <text:list-item>
          <text:p text:style-name="P8">Включение настроенной НС-О в режиме инверсной модели ОУ и перевод НС-Р в режим подстройки по модели. <text:s/>Подстройка осуществляется в процессе рабочего функционирования в контуре (рис.2) и заканчивается по достижении заданного качества регулирования.</text:p>
        </text:list-item>
      </text:list>
      <text:p text:style-name="Text_20_body">Можно заметить, что одна и та же нейросетевая модель объекта управления используется в описываемой методике для двух целей: диагностики разладки и подстройки нейросетевого регулятора.</text:p>
      <text:p text:style-name="Text_20_body"><text:soft-page-break/>К важным достоинствам предлагаемой методики относятся:</text:p>
      <text:list xml:id="list220679167" text:style-name="L1">
        <text:list-item>
          <text:p text:style-name="P7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7">использование нейронных сетей без обратных связей (рис.3), что упрощает анализ устойчивости САУ.</text:p>
        </text:list-item>
      </text:list>
      <text:p text:style-name="Text_20_body"/>
      <text:p text:style-name="Text_20_body">Метод адаптации НОР — подстройка НС-О, потом НС-Р.</text:p>
      <text:p text:style-name="Text_20_body">Критерий оптимальности выбора порога — минимизация функции потерь. <text:s/>Задание его вида.</text:p>
      <text:p text:style-name="Text_20_body"/>
      <text:h text:style-name="Heading_20_2" text:outline-level="2">Методика</text:h>
      <text:p text:style-name="Text_20_body">Задание параметров САУ.</text:p>
      <text:p text:style-name="Text_20_body">Подбор параметров АКС. <text:s/>Графики.</text:p>
      <text:p text:style-name="Text_20_body">Подробности методики настройки. <text:s/>Схемы.</text:p>
      <text:h text:style-name="Heading_20_2" text:outline-level="2">Применение</text:h>
      <text:p text:style-name="Text_20_body">Финальные эксперименты с графиками.</text:p>
      <text:h text:style-name="Heading_20_2" text:outline-level="2">Литература</text:h>
      <text:p text:style-name="Text_20_body">[1] — обзор методов нейросетевог</text:p>
      <text:p text:style-name="Text_20_body">[2] — синтез нейросетевого оптимального регулятора в винеровской постановке</text:p>
      <text:p text:style-name="Text_20_body">[3] — алгоритм кумулятивных сум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09-14T23:34:42</meta:creation-date>
    <dc:date>2009-09-25T00:21:19</dc:date>
    <meta:editing-cycles>120</meta:editing-cycles>
    <meta:editing-duration>PT07H05M01S</meta:editing-duration>
    <meta:document-statistic meta:table-count="0" meta:image-count="0" meta:object-count="1" meta:page-count="3" meta:paragraph-count="34" meta:word-count="779" meta:character-count="63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39cm" svg:height="0.826cm" svg:x="11.201cm" svg:y="0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207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74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